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text-properties fo:language="fr" fo:country="FR"/>
    </style:style>
    <style:style style:name="P6" style:parent-style-name="Standard" style:family="paragraph">
      <style:text-properties fo:language="fr" fo:country="FR"/>
    </style:style>
    <style:style style:name="P7" style:parent-style-name="Standard" style:family="paragraph">
      <style:text-properties fo:font-weight="bold" style:font-weight-asian="bold" style:font-weight-complex="bold" fo:language="fr" fo:country="FR"/>
    </style:style>
    <style:style style:name="P8" style:parent-style-name="Standard" style:family="paragraph">
      <style:text-properties fo:language="fr" fo:country="FR"/>
    </style:style>
    <style:style style:name="P9" style:parent-style-name="Standard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Standard" style:family="paragraph">
      <style:text-properties fo:font-weight="bold" style:font-weight-asian="bold" style:font-weight-complex="bold" fo:language="fr" fo:country="FR"/>
    </style:style>
    <style:style style:name="P12" style:parent-style-name="Standard" style:family="paragraph">
      <style:text-properties fo:language="fr" fo:country="FR"/>
    </style:style>
    <style:style style:name="P13" style:parent-style-name="Standard" style:family="paragraph">
      <style:text-properties fo:language="fr" fo:country="FR"/>
    </style:style>
    <style:style style:name="P14" style:parent-style-name="Standard" style:family="paragraph">
      <style:text-properties fo:language="fr" fo:country="FR"/>
    </style:style>
    <style:style style:name="P15" style:parent-style-name="Standard" style:family="paragraph">
      <style:text-properties fo:font-weight="bold" style:font-weight-asian="bold" style:font-weight-complex="bold" fo:language="fr" fo:country="FR"/>
    </style:style>
    <style:style style:name="P16" style:parent-style-name="Standard" style:family="paragraph">
      <style:text-properties fo:language="fr" fo:country="FR"/>
    </style:style>
    <style:style style:name="P17" style:parent-style-name="Standard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font-weight="bold" style:font-weight-asian="bold" style:font-weight-complex="bold"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font-weight="bold" style:font-weight-asian="bold" style:font-weight-complex="bold" fo:language="fr" fo:country="FR"/>
    </style:style>
    <style:style style:name="P23" style:parent-style-name="Standard" style:family="paragraph">
      <style:text-properties fo:font-weight="bold" style:font-weight-asian="bold" style:font-weight-complex="bold" fo:language="fr" fo:country="FR"/>
    </style:style>
    <style:style style:name="P24" style:parent-style-name="Standard" style:family="paragraph">
      <style:text-properties fo:language="fr" fo:country="FR"/>
    </style:style>
    <style:style style:name="P25" style:parent-style-name="Standard" style:family="paragraph">
      <style:text-properties fo:language="fr" fo:country="FR"/>
    </style:style>
    <style:style style:name="P26" style:parent-style-name="Standard" style:family="paragraph">
      <style:text-properties fo:language="fr" fo:country="FR"/>
    </style:style>
    <style:style style:name="P27" style:parent-style-name="Standard" style:family="paragraph">
      <style:text-properties fo:font-weight="bold" style:font-weight-asian="bold" style:font-weight-complex="bold" fo:language="fr" fo:country="FR"/>
    </style:style>
    <style:style style:name="P28" style:parent-style-name="Standard" style:family="paragraph">
      <style:text-properties fo:language="fr" fo:country="FR"/>
    </style:style>
    <style:style style:name="P29" style:parent-style-name="Standard" style:family="paragraph">
      <style:text-properties fo:language="fr" fo:country="FR"/>
    </style:style>
    <style:style style:name="P30" style:parent-style-name="Standard" style:family="paragraph">
      <style:text-properties fo:language="fr" fo:country="FR"/>
    </style:style>
    <style:style style:name="P31" style:parent-style-name="Standard" style:family="paragraph">
      <style:text-properties fo:font-weight="bold" style:font-weight-asian="bold" style:font-weight-complex="bold" fo:language="fr" fo:country="FR"/>
    </style:style>
    <style:style style:name="P32" style:parent-style-name="Standard" style:family="paragraph">
      <style:text-properties fo:language="fr" fo:country="FR"/>
    </style:style>
    <style:style style:name="P33" style:parent-style-name="Standard" style:family="paragraph">
      <style:text-properties fo:language="fr" fo:country="FR"/>
    </style:style>
    <style:style style:name="P34" style:parent-style-name="Standard" style:family="paragraph">
      <style:text-properties fo:language="fr" fo:country="FR"/>
    </style:style>
    <style:style style:name="P35" style:parent-style-name="Standard" style:family="paragraph">
      <style:text-properties fo:font-weight="bold" style:font-weight-asian="bold" style:font-weight-complex="bold" fo:language="fr" fo:country="FR"/>
    </style:style>
    <style:style style:name="P36" style:parent-style-name="Standard" style:family="paragraph">
      <style:text-properties fo:language="fr" fo:country="FR"/>
    </style:style>
    <style:style style:name="P37" style:parent-style-name="Standard" style:family="paragraph">
      <style:text-properties fo:language="fr" fo:country="FR"/>
    </style:style>
    <style:style style:name="P38" style:parent-style-name="Standard" style:family="paragraph">
      <style:text-properties fo:language="fr" fo:country="FR"/>
    </style:style>
    <style:style style:name="P39" style:parent-style-name="Standard" style:family="paragraph">
      <style:text-properties fo:language="fr" fo:country="FR"/>
    </style:style>
    <style:style style:name="P40" style:parent-style-name="Standard" style:family="paragraph">
      <style:text-properties fo:font-weight="bold" style:font-weight-asian="bold" style:font-weight-complex="bold" fo:language="fr" fo:country="FR"/>
    </style:style>
    <style:style style:name="P41" style:parent-style-name="Standard" style:family="paragraph">
      <style:text-properties fo:language="fr" fo:country="FR"/>
    </style:style>
    <style:style style:name="P42" style:parent-style-name="Standard" style:family="paragraph">
      <style:text-properties fo:language="fr" fo:country="FR"/>
    </style:style>
    <style:style style:name="P43" style:parent-style-name="Standard" style:family="paragraph">
      <style:text-properties fo:language="fr" fo:country="FR"/>
    </style:style>
    <style:style style:name="P44" style:parent-style-name="Standard" style:family="paragraph">
      <style:text-properties fo:font-weight="bold" style:font-weight-asian="bold" style:font-weight-complex="bold" fo:language="fr" fo:country="FR"/>
    </style:style>
    <style:style style:name="P45" style:parent-style-name="Standard" style:family="paragraph">
      <style:text-properties fo:language="fr" fo:country="FR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Questions publique cible</text:p>
      <text:p text:style-name="P2"/>
      <text:p text:style-name="P3">Marie-Claude, retraitée, environ 60 ans</text:p>
      <text:p text:style-name="P4"/>
      <text:p text:style-name="P5">1. Aimez-vous lire ou aimeriez-vous lire plus ?</text:p>
      <text:p text:style-name="P6"/>
      <text:p text:style-name="P7">J’aimerai plus lire.</text:p>
      <text:p text:style-name="P8"/>
      <text:p text:style-name="P9">2. A quelle fréquence lisez-vous ?</text:p>
      <text:p text:style-name="P10"/>
      <text:p text:style-name="P11">Pendant les vacances.</text:p>
      <text:p text:style-name="P12"/>
      <text:p text:style-name="P13">3. Quelle est la durée de<text:s/>lecture que vous avez à chaque fois que vous lisez ?</text:p>
      <text:p text:style-name="P14"/>
      <text:p text:style-name="P15">Je lis un livre sur 2 à 3 jours pour savoir la fin.</text:p>
      <text:p text:style-name="P16"/>
      <text:p text:style-name="P17">4. Quel genre de lecture préférez-vous ?</text:p>
      <text:p text:style-name="P18"/>
      <text:p text:style-name="P19">Les romans, Daniel Stil (enfant tombé du nid, etc)</text:p>
      <text:p text:style-name="P20"/>
      <text:p text:style-name="P21">5. Quel est la taille moyenne de votre lecture (comme par exemple des lectures sur</text:p>
      <text:p text:style-name="Standard">internet)</text:p>
      <text:p text:style-name="Standard"/>
      <text:p text:style-name="P22">Livres de poche, 400 à 500 pages. Pas sur internet, je regarde les news sur internet.</text:p>
      <text:p text:style-name="P23">Je regarde des tutos sur internet, mais pas de profondes lectures</text:p>
      <text:p text:style-name="P24"/>
      <text:p text:style-name="P25">6. Que faites vous lorsque vous lisez ? (exemple : écouter de la<text:s/>musique)</text:p>
      <text:p text:style-name="P26"/>
      <text:p text:style-name="P27">Que lire, je ne fais rien d’autre.</text:p>
      <text:p text:style-name="P28"/>
      <text:p text:style-name="P29">7. Avez vous des problèmes d’inattention lors de votre lecture ? Pourquoi ?</text:p>
      <text:p text:style-name="P30"/>
      <text:p text:style-name="P31">Non je suis dans le truc.</text:p>
      <text:p text:style-name="P32"/>
      <text:p text:style-name="P33">8. Etes vous capable de lire dans des lieux publics sans musique ?</text:p>
      <text:p text:style-name="P34"/>
      <text:p text:style-name="P35">C’est plus dur, mais oui. J’avais juste peur de louper ma station.</text:p>
      <text:p text:style-name="P36"/>
      <text:p text:style-name="P37">9. Que pensez-vous d’une ambiance sonore jouée en même temps que votre lecture,</text:p>
      <text:p text:style-name="P38">adaptée au thème de la page lue ?</text:p>
      <text:p text:style-name="P39"/>
      <text:p text:style-name="P40">Oui bonne idée, intéressante.</text:p>
      <text:p text:style-name="P41"/>
      <text:p text:style-name="P42">10. Pareil pour des odeurs.</text:p>
      <text:p text:style-name="P43"/>
      <text:p text:style-name="P44">Oui aussi intéressant, alors discrète (pas de parfum, l’eau de toilette ok)</text:p>
      <text:p text:style-name="P45"/>
      <text:p text:style-name="Standard">11. Vous ennuyez-vous lors d’un certain temps de lecture ?</text:p>
      <text:p text:style-name="Standard"/>
      <text:p text:style-name="P46">Non. Mais il y a des lectures où je suis tellement dans le bouquin que je m’identifie dans le bouquin.</text:p>
      <text:p text:style-name="Standard"/>
      <text:soft-page-break/>
      <text:p text:style-name="Standard">12. Où lisez vous le plus souvent ?</text:p>
      <text:p text:style-name="Standard"/>
      <text:p text:style-name="P47">A la plage, ou pendant le<text:s/>petit déjeuner, ou pendant les pubs.</text:p>
      <text:p text:style-name="Standard"/>
      <text:p text:style-name="Standard">13. Comment aviez vous vécu la transition entre les ”Tom tom et Nana” aux romans/nouvelles</text:p>
      <text:p text:style-name="Standard">de Victor Hugo par exemple ? Etes vous passez par des nouvelles, ou des romans ?</text:p>
      <text:p text:style-name="Standard"/>
      <text:p text:style-name="P48">Oui, mais je continuais quand même à lire les<text:s/>bd.</text:p>
      <text:p text:style-name="Standard"/>
      <text:p text:style-name="Standard">14. Comment pensez vous pouvoir faciliter cette transition ?</text:p>
      <text:p text:style-name="Standard"/>
      <text:p text:style-name="P49">C’est compliqué, tout dépend de la compréhension. Il faut adapter progressivement. Je ne vois pas trop comment faire.</text:p>
      <text:p text:style-name="Standard"/>
      <text:p text:style-name="Standard">15. Comment achetez-vous vos livres ? Internet, magasins ?</text:p>
      <text:p text:style-name="Standard"/>
      <text:p text:style-name="P50">En magasin, <text:s/>en libraire.</text:p>
      <text:p text:style-name="Standard"/>
      <text:p text:style-name="Standard">16. Jusqu’à combien êtes vous prêt à mettre pour un livre ?</text:p>
      <text:p text:style-name="Standard"/>
      <text:p text:style-name="P51">Pour lire comme ça, maximum une quinzaine d’euros.</text:p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11-17T20:38:00Z</meta:creation-date>
    <dc:date>2019-03-28T13:44:00Z</dc:date>
    <meta:template xlink:href="Normal.dotm" xlink:type="simple"/>
    <meta:editing-cycles>4</meta:editing-cycles>
    <meta:editing-duration>PT420S</meta:editing-duration>
    <meta:document-statistic meta:page-count="2" meta:paragraph-count="4" meta:word-count="329" meta:character-count="2140" meta:row-count="15" meta:non-whitespace-character-count="1815"/>
  </office:meta>
</office:document-meta>
</file>